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 courier new" svg:font-family="'courier new'" style:font-family-generic="modern" style:font-pitch="fixed"/>
    <style:font-face style:name="Courier" svg:font-family="Courier" style:font-family-generic="modern" style:font-pitch="fixed"/>
    <style:font-face style:name="Titr" svg:font-family="Tit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36f00"/>
    </style:style>
    <style:style style:name="P2" style:family="paragraph" style:parent-style-name="Standard">
      <style:text-properties style:font-name=" courier new" fo:font-size="9pt" officeooo:paragraph-rsid="00136f00" style:font-size-asian="9pt" style:font-size-complex="9pt"/>
    </style:style>
    <style:style style:name="P3" style:family="paragraph" style:parent-style-name="Standard">
      <style:text-properties style:font-name=" courier new" fo:font-size="9pt" fo:font-weight="bold" officeooo:paragraph-rsid="00136f00" style:font-size-asian="9pt" style:font-weight-asian="bold" style:font-size-complex="9pt" style:font-weight-complex="bold"/>
    </style:style>
    <style:style style:name="P4" style:family="paragraph" style:parent-style-name="Standard">
      <style:text-properties fo:color="#0000ff" style:font-name=" courier new" fo:font-size="9pt" fo:font-style="italic" fo:font-weight="bold" officeooo:paragraph-rsid="00136f00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text-properties style:font-name="Times New Roman" fo:font-size="12pt" fo:font-weight="normal" officeooo:paragraph-rsid="00136f00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314004" style:font-name=" courier new" fo:font-size="9pt" officeooo:paragraph-rsid="00136f00" style:font-size-asian="9pt" style:font-size-complex="9pt"/>
    </style:style>
    <style:style style:name="P7" style:family="paragraph" style:parent-style-name="Standard">
      <style:text-properties fo:color="#314004" style:font-name=" courier new" fo:font-size="9pt" fo:font-weight="bold" officeooo:paragraph-rsid="00136f00" style:font-size-asian="9pt" style:font-weight-asian="bold" style:font-size-complex="9pt" style:font-weight-complex="bold"/>
    </style:style>
    <style:style style:name="P8" style:family="paragraph" style:parent-style-name="Standard">
      <style:text-properties fo:color="#4700b8" style:font-name=" courier new" fo:font-size="9pt" fo:font-weight="bold" officeooo:paragraph-rsid="00136f00" style:font-size-asian="9pt" style:font-weight-asian="bold" style:font-size-complex="9pt" style:font-weight-complex="bold"/>
    </style:style>
    <style:style style:name="P9" style:family="paragraph" style:parent-style-name="Standard">
      <style:text-properties fo:color="#800000" style:font-name=" courier new" fo:font-size="9pt" fo:font-weight="bold" officeooo:paragraph-rsid="00136f00" style:font-size-asian="9pt" style:font-weight-asian="bold" style:font-size-complex="9pt" style:font-weight-complex="bold"/>
    </style:style>
    <style:style style:name="P10" style:family="paragraph" style:parent-style-name="Standard">
      <style:paragraph-properties fo:background-color="#dee6f3">
        <style:background-image/>
      </style:paragraph-properties>
      <style:text-properties style:font-name=" courier new" fo:font-size="9pt" officeooo:paragraph-rsid="00136f00" style:font-size-asian="9pt" style:font-size-complex="9pt"/>
    </style:style>
    <style:style style:name="P11" style:family="paragraph" style:parent-style-name="Header">
      <style:paragraph-properties fo:background-color="#cccccd">
        <style:background-image/>
      </style:paragraph-properties>
      <style:text-properties officeooo:paragraph-rsid="00136f00"/>
    </style:style>
    <style:style style:name="T1" style:family="text">
      <style:text-properties officeooo:rsid="00136f00"/>
    </style:style>
    <style:style style:name="T2" style:family="text">
      <style:text-properties fo:color="#800000" fo:font-weight="bold" officeooo:rsid="00136f00" style:font-weight-asian="bold" style:font-weight-complex="bold"/>
    </style:style>
    <style:style style:name="T3" style:family="text">
      <style:text-properties fo:color="#ff0000" fo:font-weight="bold" officeooo:rsid="00136f00" style:font-weight-asian="bold" style:font-weight-complex="bold"/>
    </style:style>
    <style:style style:name="T4" style:family="text">
      <style:text-properties fo:color="#000000" fo:font-weight="bold" officeooo:rsid="00136f00" style:font-weight-asian="bold" style:font-weight-complex="bold"/>
    </style:style>
    <style:style style:name="T5" style:family="text">
      <style:text-properties fo:color="#4700b8" fo:font-weight="bold" officeooo:rsid="00136f00" style:font-weight-asian="bold" style:font-weight-complex="bold"/>
    </style:style>
    <style:style style:name="T6" style:family="text">
      <style:text-properties style:font-name=" courier new" fo:font-size="9pt" officeooo:rsid="00136f00" style:font-size-asian="9pt" style:font-size-complex="9pt"/>
    </style:style>
    <style:style style:name="T7" style:family="text">
      <style:text-properties style:font-name=" courier new" officeooo:rsid="00136f00"/>
    </style:style>
    <style:style style:name="T8" style:family="text">
      <style:text-properties fo:font-size="9pt" officeooo:rsid="00136f00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re is the results of the successful compilation and what you will see on the screen once you run the program:</text:span></text:p>
      <text:p text:style-name="Standard"/>
      <text:p text:style-name="P2"><text:span text:style-name="T1">ehsan@chortkeh:~/ICS/212/HW10&gt; </text:span><text:span text:style-name="T4">ls</text:span></text:p>
      <text:p text:style-name="P4"><text:span text:style-name="T1">animal.cpp <text:s/>animal.h <text:s/>bird.cpp <text:s/>bird.h <text:s/>cow.cpp <text:s/>cow.h <text:s/>hw10 <text:s/>hw10.cpp <text:s/>Makefile</text:span></text:p>
      <text:p text:style-name="P2"><text:span text:style-name="T1">ehsan@chortkeh:~/ICS/212/HW10&gt; </text:span><text:span text:style-name="T2">make all</text:span></text:p>
      <text:p text:style-name="P3"><text:span text:style-name="T1">c++ -c hw10.cpp</text:span></text:p>
      <text:p text:style-name="P3"><text:span text:style-name="T1">c++ -c animal.cpp</text:span></text:p>
      <text:p text:style-name="P3"><text:span text:style-name="T1">c++ -c cow.cpp</text:span></text:p>
      <text:p text:style-name="P3"><text:span text:style-name="T1">c++ -c bird.cpp</text:span></text:p>
      <text:p text:style-name="P3"><text:span text:style-name="T1">c++ -o hw10 <text:s/>hw10.o animal.o cow.o bird.o</text:span></text:p>
      <text:p text:style-name="P2"><text:span text:style-name="T1">ehsan@chortkeh:~/ICS/212/HW10&gt; </text:span><text:span text:style-name="T3">./hw10</text:span></text:p>
      <text:p text:style-name="P2"><text:span text:style-name="T1"/></text:p>
      <text:p text:style-name="P5"><text:span text:style-name="T1">Here, all animals are sepraeted by different colors. Animals are represented by violet, cows by brown and all birds are green. As you can see, once the function </text:span><text:span text:style-name="T7">animaldisplaydata()</text:span><text:span text:style-name="T1">is called, the displaydats() method of the animal class would be invoked. Therefore, the number of legs is not printed out. All the animals are stored inside a vector here.</text:span></text:p>
      <text:p text:style-name="P2"><text:span text:style-name="T1"/></text:p>
      <text:p text:style-name="P10"><text:span text:style-name="T1">***********************************</text:span></text:p>
      <text:p text:style-name="P10"><text:span text:style-name="T1">*** Testing animaldisplaydata()</text:span></text:p>
      <text:p text:style-name="P10"><text:span text:style-name="T1">*** using a defined vector holding </text:span></text:p>
      <text:p text:style-name="P10"><text:span text:style-name="T1">*** all animals </text:span></text:p>
      <text:p text:style-name="P10"><text:span text:style-name="T1"/></text:p>
      <text:p text:style-name="P10"><text:span text:style-name="T1"><text:s/>Here the displaydata() method of animal</text:span></text:p>
      <text:p text:style-name="P10"><text:span text:style-name="T1"><text:s/>class would be called for all animals</text:span></text:p>
      <text:p text:style-name="P10"><text:span text:style-name="T1">***********************************</text:span></text:p>
      <text:p text:style-name="P2"><text:span text:style-name="T1">The size of zoo vector is 11 <text:s text:c="36"/></text:span></text:p>
      <text:p text:style-name="P2"><text:span text:style-name="T1"><text:s text:c="64"/></text:span></text:p>
      <text:p text:style-name="P8"><text:span text:style-name="T1">1 <text:s text:c="65"/></text:span></text:p>
      <text:p text:style-name="P8"><text:span text:style-name="T1"><text:s text:c="69"/></text:span></text:p>
      <text:p text:style-name="P8"><text:span text:style-name="T1">This is an animal .... <text:s text:c="51"/></text:span></text:p>
      <text:p text:style-name="P8"><text:span text:style-name="T1">Sound: bark <text:s text:c="68"/></text:span></text:p>
      <text:p text:style-name="P8"><text:span text:style-name="T1">Can Fly: No <text:s text:c="62"/></text:span></text:p>
      <text:p text:style-name="P8"><text:span text:style-name="T1"><text:s text:c="68"/></text:span></text:p>
      <text:p text:style-name="P8"><text:span text:style-name="T1">2 <text:s text:c="62"/></text:span></text:p>
      <text:p text:style-name="P8"><text:span text:style-name="T1"><text:s text:c="71"/></text:span></text:p>
      <text:p text:style-name="P8"><text:span text:style-name="T1">This is an animal .... <text:s text:c="55"/></text:span></text:p>
      <text:p text:style-name="P8"><text:span text:style-name="T1">Sound: buzz <text:s text:c="72"/></text:span></text:p>
      <text:p text:style-name="P8"><text:span text:style-name="T1">Can Fly: Yes <text:s text:c="72"/></text:span></text:p>
      <text:p text:style-name="P8"><text:span text:style-name="T1"><text:s text:c="87"/></text:span></text:p>
      <text:p text:style-name="P8"><text:span text:style-name="T1">3 <text:s text:c="85"/></text:span></text:p>
      <text:p text:style-name="P8"><text:span text:style-name="T1"><text:s text:c="91"/></text:span></text:p>
      <text:p text:style-name="P8"><text:span text:style-name="T1">This is an animal .... <text:s text:c="69"/></text:span></text:p>
      <text:p text:style-name="P8"><text:span text:style-name="T1">Sound: whinny <text:s text:c="82"/></text:span></text:p>
      <text:p text:style-name="P8"><text:span text:style-name="T1">Can Fly: No <text:s text:c="84"/></text:span></text:p>
      <text:p text:style-name="P8"><text:span text:style-name="T1"><text:s text:c="99"/></text:span></text:p>
      <text:p text:style-name="P8"><text:span text:style-name="T1">4 <text:s text:c="97"/></text:span></text:p>
      <text:p text:style-name="P8"><text:span text:style-name="T1"><text:s text:c="101"/></text:span></text:p>
      <text:p text:style-name="P8"><text:span text:style-name="T1">This is an animal .... <text:s text:c="79"/></text:span></text:p>
      <text:p text:style-name="P8"><text:span text:style-name="T1">Sound: <text:s text:c="97"/></text:span></text:p>
      <text:p text:style-name="P2"><text:span text:style-name="T5">Can Fly: No <text:s text:c="9"/></text:span><text:span text:style-name="T1"><text:s text:c="85"/></text:span></text:p>
      <text:p text:style-name="P2"><text:span text:style-name="T1"><text:s text:c="106"/></text:span></text:p>
      <text:p text:style-name="P9"><text:span text:style-name="T1">5 <text:s text:c="104"/></text:span></text:p>
      <text:p text:style-name="P9"><text:span text:style-name="T1"><text:s text:c="108"/></text:span></text:p>
      <text:p text:style-name="P9"><text:span text:style-name="T1">This is an animal .... <text:s text:c="87"/></text:span></text:p>
      <text:p text:style-name="P9"><text:span text:style-name="T1">Sound: moo <text:s text:c="99"/></text:span></text:p>
      <text:p text:style-name="P9"><text:span text:style-name="T1">Can Fly: No <text:s text:c="99"/></text:span></text:p>
      <text:p text:style-name="P9"><text:span text:style-name="T1"><text:s text:c="112"/></text:span></text:p>
      <text:p text:style-name="P9"><text:span text:style-name="T1">6 <text:s text:c="113"/></text:span></text:p>
      <text:p text:style-name="P9"><text:span text:style-name="T1"><text:s text:c="116"/></text:span></text:p>
      <text:p text:style-name="P9"><text:span text:style-name="T1">This is an animal .... <text:s text:c="95"/></text:span></text:p>
      <text:p text:style-name="P9"><text:soft-page-break/><text:span text:style-name="T1">Sound: moo <text:s text:c="111"/></text:span></text:p>
      <text:p text:style-name="P9"><text:span text:style-name="T1">Can Fly: No <text:s text:c="110"/></text:span></text:p>
      <text:p text:style-name="P9"><text:span text:style-name="T1"><text:s text:c="123"/></text:span></text:p>
      <text:p text:style-name="P9"><text:span text:style-name="T1">7 <text:s text:c="124"/></text:span></text:p>
      <text:p text:style-name="P9"><text:span text:style-name="T1"><text:s text:c="126"/></text:span></text:p>
      <text:p text:style-name="P9"><text:span text:style-name="T1">This is an animal .... <text:s text:c="105"/></text:span></text:p>
      <text:p text:style-name="P9"><text:span text:style-name="T1">Sound: moi <text:s text:c="118"/></text:span></text:p>
      <text:p text:style-name="P2"><text:span text:style-name="T2">Can Fly: No </text:span><text:span text:style-name="T1"><text:s text:c="136"/></text:span></text:p>
      <text:p text:style-name="P2"><text:span text:style-name="T1"/></text:p>
      <text:p text:style-name="P7"><text:span text:style-name="T1">8</text:span></text:p>
      <text:p text:style-name="P6"><text:span text:style-name="T1"/></text:p>
      <text:p text:style-name="P7"><text:span text:style-name="T1">This is an animal ....</text:span></text:p>
      <text:p text:style-name="P7"><text:span text:style-name="T1">Sound: quack</text:span></text:p>
      <text:p text:style-name="P7"><text:span text:style-name="T1">Can Fly: Yes</text:span></text:p>
      <text:p text:style-name="P7"><text:span text:style-name="T1"/></text:p>
      <text:p text:style-name="P7"><text:span text:style-name="T1">9</text:span></text:p>
      <text:p text:style-name="P7"><text:span text:style-name="T1"/></text:p>
      <text:p text:style-name="P7"><text:span text:style-name="T1">This is an animal ....</text:span></text:p>
      <text:p text:style-name="P7"><text:span text:style-name="T1">Sound: caaaw caaaw</text:span></text:p>
      <text:p text:style-name="P7"><text:span text:style-name="T1">Can Fly: Yes</text:span></text:p>
      <text:p text:style-name="P7"><text:span text:style-name="T1"/></text:p>
      <text:p text:style-name="P7"><text:span text:style-name="T1">10</text:span></text:p>
      <text:p text:style-name="P7"><text:span text:style-name="T1"/></text:p>
      <text:p text:style-name="P7"><text:span text:style-name="T1">This is an animal ....</text:span></text:p>
      <text:p text:style-name="P7"><text:span text:style-name="T1">Sound: gig</text:span></text:p>
      <text:p text:style-name="P7"><text:span text:style-name="T1">Can Fly: Yes</text:span></text:p>
      <text:p text:style-name="P7"><text:span text:style-name="T1"/></text:p>
      <text:p text:style-name="P7"><text:span text:style-name="T1">11</text:span></text:p>
      <text:p text:style-name="P7"><text:span text:style-name="T1"/></text:p>
      <text:p text:style-name="P7"><text:span text:style-name="T1">This is an animal ....</text:span></text:p>
      <text:p text:style-name="P7"><text:span text:style-name="T1">Sound: cock-a-doodle-doo</text:span></text:p>
      <text:p text:style-name="P7"><text:span text:style-name="T1">Can Fly: No</text:span></text:p>
      <text:p text:style-name="P7"><text:span text:style-name="T1"/></text:p>
      <text:p text:style-name="P5"><text:span text:style-name="T1">Here, all the cows and birds are stored in a separated maps, with their name as the String type key. As you can see, when the </text:span><text:span text:style-name="T6">displaydata() </text:span><text:span text:style-name="T1">is called for each object, its own overrided method is invoked and the type of the object is displayed correctly.</text:span></text:p>
      <text:p text:style-name="P5"><text:span text:style-name="T1"/></text:p>
      <text:p text:style-name="P10"><text:span text:style-name="T1">***********************************</text:span></text:p>
      <text:p text:style-name="P10"><text:span text:style-name="T1">*** Testing displaydata() for cow </text:span></text:p>
      <text:p text:style-name="P10"><text:span text:style-name="T1">*** using a defined Map </text:span></text:p>
      <text:p text:style-name="P10"><text:span text:style-name="T1">***********************************</text:span></text:p>
      <text:p text:style-name="P2"><text:span text:style-name="T1">The size of Cowsmap is 3</text:span></text:p>
      <text:p text:style-name="P2"><text:span text:style-name="T1"/></text:p>
      <text:p text:style-name="P2"><text:span text:style-name="T1">Key: "Default Cow"</text:span></text:p>
      <text:p text:style-name="P2"><text:span text:style-name="T1">This is a cow ....</text:span></text:p>
      <text:p text:style-name="P2"><text:span text:style-name="T1">Sound: moo</text:span></text:p>
      <text:p text:style-name="P2"><text:span text:style-name="T1">Can Fly: No</text:span></text:p>
      <text:p text:style-name="P2"><text:span text:style-name="T1">Legs: 4</text:span></text:p>
      <text:p text:style-name="P2"><text:span text:style-name="T1"/></text:p>
      <text:p text:style-name="P2"><text:span text:style-name="T1">Key: "Cow1"</text:span></text:p>
      <text:p text:style-name="P2"><text:span text:style-name="T1">This is a cow ....</text:span></text:p>
      <text:p text:style-name="P2"><text:span text:style-name="T1">Sound: moo</text:span></text:p>
      <text:p text:style-name="P2"><text:span text:style-name="T1">Can Fly: No</text:span></text:p>
      <text:p text:style-name="P2"><text:span text:style-name="T1">Legs: 4</text:span></text:p>
      <text:p text:style-name="P2"><text:span text:style-name="T1"/></text:p>
      <text:p text:style-name="P2"><text:span text:style-name="T1">Key: "Cow2"</text:span></text:p>
      <text:p text:style-name="P2"><text:span text:style-name="T1">This is a cow ....</text:span></text:p>
      <text:p text:style-name="P2"><text:span text:style-name="T1">Sound: moi</text:span></text:p>
      <text:p text:style-name="P2"><text:span text:style-name="T1">Can Fly: No</text:span></text:p>
      <text:p text:style-name="P2"><text:span text:style-name="T1">Legs: 3</text:span></text:p>
      <text:p text:style-name="P2"><text:span text:style-name="T1"/></text:p>
      <text:p text:style-name="P2"><text:span text:style-name="T1"/></text:p>
      <text:p text:style-name="P10"><text:soft-page-break/><text:span text:style-name="T1">***********************************</text:span></text:p>
      <text:p text:style-name="P10"><text:span text:style-name="T1">*** Testing displaydata() for bird </text:span></text:p>
      <text:p text:style-name="P10"><text:span text:style-name="T1">*** using a defined Map </text:span></text:p>
      <text:p text:style-name="P10"><text:span text:style-name="T1">***********************************</text:span></text:p>
      <text:p text:style-name="P2"><text:span text:style-name="T1">The size of Birdsmap is 4</text:span></text:p>
      <text:p text:style-name="P2"><text:span text:style-name="T1"/></text:p>
      <text:p text:style-name="P2"><text:span text:style-name="T1">Key: "Default Bird"</text:span></text:p>
      <text:p text:style-name="P2"><text:span text:style-name="T1">This is a bird ....</text:span></text:p>
      <text:p text:style-name="P2"><text:span text:style-name="T1">Sound: quack</text:span></text:p>
      <text:p text:style-name="P2"><text:span text:style-name="T1">Can Fly: Yes</text:span></text:p>
      <text:p text:style-name="P2"><text:span text:style-name="T1"/></text:p>
      <text:p text:style-name="P2"><text:span text:style-name="T1">Key: "Crow"</text:span></text:p>
      <text:p text:style-name="P2"><text:span text:style-name="T1">This is a bird ....</text:span></text:p>
      <text:p text:style-name="P2"><text:span text:style-name="T1">Sound: caaaw caaaw</text:span></text:p>
      <text:p text:style-name="P2"><text:span text:style-name="T1">Can Fly: Yes</text:span></text:p>
      <text:p text:style-name="P2"><text:span text:style-name="T1"/></text:p>
      <text:p text:style-name="P2"><text:span text:style-name="T1">Key: "Eagle"</text:span></text:p>
      <text:p text:style-name="P2"><text:span text:style-name="T1">This is a bird ....</text:span></text:p>
      <text:p text:style-name="P2"><text:span text:style-name="T1">Sound: gig</text:span></text:p>
      <text:p text:style-name="P2"><text:span text:style-name="T1">Can Fly: Yes</text:span></text:p>
      <text:p text:style-name="P2"><text:span text:style-name="T1"/></text:p>
      <text:p text:style-name="P2"><text:span text:style-name="T1">Key: "Rooster"</text:span></text:p>
      <text:p text:style-name="P2"><text:span text:style-name="T1">This is a bird ....</text:span></text:p>
      <text:p text:style-name="P2"><text:span text:style-name="T1">Sound: cock-a-doodle-doo</text:span></text:p>
      <text:p text:style-name="P2"><text:span text:style-name="T1">Can Fly: No</text:span></text:p>
      <text:p text:style-name="P2"><text:span text:style-name="T1"/></text:p>
      <text:p text:style-name="P10"><text:span text:style-name="T1">ehsan@chortkeh:~/ICS/212/HW10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 courier new" svg:font-family="'courier new'" style:font-family-generic="modern" style:font-pitch="fixed"/>
    <style:font-face style:name="Courier" svg:font-family="Courier" style:font-family-generic="modern" style:font-pitch="fixed"/>
    <style:font-face style:name="Titr" svg:font-family="Tit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background-color="#cccccd">
        <style:background-image/>
      </style:paragraph-properties>
      <style:text-properties officeooo:paragraph-rsid="00136f00"/>
    </style:style>
    <style:style style:name="MT1" style:family="text">
      <style:text-properties officeooo:rsid="00136f00"/>
    </style:style>
    <style:style style:name="MT2" style:family="text">
      <style:text-properties fo:color="#800000" fo:font-weight="bold" officeooo:rsid="00136f00" style:font-weight-asian="bold" style:font-weight-complex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port [Home Work 10] <text:s text:c="4"/>…..................... <text:s text:c="66"/></text:span><text:span text:style-name="MT2"><text:s/>Ehsan Kourkch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12T21:34:06</meta:creation-date>
    <meta:generator>LibreOffice/3.6$Linux_X86_64 LibreOffice_project/360m1$Build-304</meta:generator>
    <dc:date>2013-12-12T21:47:13</dc:date>
    <meta:editing-duration>PT38S</meta:editing-duration>
    <meta:editing-cycles>3</meta:editing-cycles>
    <meta:document-statistic meta:table-count="0" meta:image-count="0" meta:object-count="0" meta:page-count="3" meta:paragraph-count="121" meta:word-count="453" meta:character-count="6568" meta:non-whitespace-character-count="2233"/>
  </office:meta>
</office:document-meta>
</file>